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style:font-size-asian="13pt" style:font-size-complex="13pt"/>
    </style:style>
    <style:style style:name="P2" style:family="paragraph" style:parent-style-name="Standard">
      <style:text-properties fo:font-size="12pt" style:text-underline-style="none" style:font-size-asian="10.5pt" style:font-size-complex="12pt"/>
    </style:style>
    <style:style style:name="P3" style:family="paragraph" style:parent-style-name="Standard">
      <style:text-properties fo:font-size="12pt" style:text-underline-style="none" officeooo:rsid="0017e88f" officeooo:paragraph-rsid="0017e88f" style:font-size-asian="10.5pt" style:font-size-complex="12pt"/>
    </style:style>
    <style:style style:name="P4" style:family="paragraph" style:parent-style-name="Standard">
      <style:text-properties fo:font-size="12pt" style:text-underline-style="none" officeooo:rsid="001856a2" officeooo:paragraph-rsid="001856a2" style:font-size-asian="10.5pt" style:font-size-complex="12pt"/>
    </style:style>
    <style:style style:name="P5" style:family="paragraph" style:parent-style-name="Standard">
      <style:text-properties fo:font-size="12pt" style:text-underline-style="solid" style:text-underline-width="auto" style:text-underline-color="font-color" officeooo:rsid="0017e88f" officeooo:paragraph-rsid="0017e88f" style:font-size-asian="10.5pt" style:font-size-complex="12pt"/>
    </style:style>
    <style:style style:name="P6" style:family="paragraph" style:parent-style-name="Standard">
      <style:text-properties officeooo:paragraph-rsid="001856a2"/>
    </style:style>
    <style:style style:name="P7" style:family="paragraph" style:parent-style-name="Standard">
      <style:text-properties fo:font-size="12pt" style:text-underline-style="none" style:font-size-asian="10.5pt" style:font-size-complex="12pt"/>
    </style:style>
    <style:style style:name="P8" style:family="paragraph" style:parent-style-name="Standard">
      <style:text-properties fo:font-size="12pt" style:text-underline-style="none" officeooo:rsid="001d8ab1" officeooo:paragraph-rsid="001d8ab1" style:font-size-asian="10.5pt" style:font-size-complex="12pt"/>
    </style:style>
    <style:style style:name="P9" style:family="paragraph" style:parent-style-name="Standard">
      <style:text-properties fo:font-size="12pt" style:text-underline-style="none" officeooo:paragraph-rsid="001d8ab1" style:font-size-asian="10.5pt" style:font-size-complex="12pt"/>
    </style:style>
    <style:style style:name="P10" style:family="paragraph" style:parent-style-name="Standard">
      <style:text-properties fo:font-size="12pt" style:text-underline-style="none" officeooo:rsid="0017e88f" officeooo:paragraph-rsid="0017e88f" style:font-size-asian="10.5pt" style:font-size-complex="12pt"/>
    </style:style>
    <style:style style:name="P11" style:family="paragraph" style:parent-style-name="Standard">
      <style:text-properties fo:font-size="12pt" style:text-underline-style="none" officeooo:rsid="001ee155" officeooo:paragraph-rsid="001ee155" style:font-size-asian="10.5pt" style:font-size-complex="12pt"/>
    </style:style>
    <style:style style:name="P12" style:family="paragraph" style:parent-style-name="Standard">
      <style:text-properties fo:font-size="12pt" style:text-underline-style="none" officeooo:rsid="002029d8" officeooo:paragraph-rsid="002029d8" style:font-size-asian="10.5pt" style:font-size-complex="12pt"/>
    </style:style>
    <style:style style:name="P13" style:family="paragraph" style:parent-style-name="Standard">
      <style:text-properties fo:font-size="12pt" style:text-underline-style="none" officeooo:rsid="0021599a" officeooo:paragraph-rsid="0021599a" style:font-size-asian="10.5pt" style:font-size-complex="12pt"/>
    </style:style>
    <style:style style:name="P14" style:family="paragraph" style:parent-style-name="Standard">
      <style:text-properties fo:font-size="12pt" style:text-underline-style="none" officeooo:rsid="0019bfaa" officeooo:paragraph-rsid="0019bfaa" style:font-size-asian="10.5pt" style:font-size-complex="12pt"/>
    </style:style>
    <style:style style:name="P15" style:family="paragraph" style:parent-style-name="Standard">
      <style:text-properties fo:font-size="12pt" style:text-underline-style="none" officeooo:rsid="0021dd7d" officeooo:paragraph-rsid="0021dd7d" style:font-size-asian="10.5pt" style:font-size-complex="12pt"/>
    </style:style>
    <style:style style:name="P16" style:family="paragraph" style:parent-style-name="Standard">
      <style:text-properties fo:font-size="12pt" style:text-underline-style="none" officeooo:rsid="001856a2" officeooo:paragraph-rsid="0021dd7d" style:font-size-asian="10.5pt" style:font-size-complex="12pt"/>
    </style:style>
    <style:style style:name="P17" style:family="paragraph" style:parent-style-name="Standard">
      <style:text-properties fo:font-size="12pt" style:text-underline-style="none" officeooo:rsid="0021f3be" officeooo:paragraph-rsid="0021f3be" style:font-size-asian="10.5pt" style:font-size-complex="12pt"/>
    </style:style>
    <style:style style:name="P18" style:family="paragraph" style:parent-style-name="Standard">
      <style:text-properties fo:font-size="12pt" style:text-underline-style="none" officeooo:rsid="002286b3" officeooo:paragraph-rsid="002286b3" style:font-size-asian="10.5pt" style:font-size-complex="12pt"/>
    </style:style>
    <style:style style:name="P19" style:family="paragraph" style:parent-style-name="Standard">
      <style:text-properties fo:font-size="12pt" style:text-underline-style="solid" style:text-underline-width="auto" style:text-underline-color="font-color" officeooo:rsid="001ee155" officeooo:paragraph-rsid="001ee155" style:font-size-asian="10.5pt" style:font-size-complex="12pt"/>
    </style:style>
    <style:style style:name="P20" style:family="paragraph" style:parent-style-name="Standard">
      <style:text-properties fo:font-size="13pt" style:text-underline-style="solid" style:text-underline-width="auto" style:text-underline-color="font-color" officeooo:rsid="001d8ab1" officeooo:paragraph-rsid="001d8ab1" style:font-size-asian="13pt" style:font-size-complex="13pt"/>
    </style:style>
    <style:style style:name="P21" style:family="paragraph" style:parent-style-name="Standard">
      <style:text-properties fo:font-size="13pt" style:text-underline-style="solid" style:text-underline-width="auto" style:text-underline-color="font-color" officeooo:rsid="0021f3be" officeooo:paragraph-rsid="0021f3be" style:font-size-asian="13pt" style:font-size-complex="13pt"/>
    </style:style>
    <style:style style:name="P22" style:family="paragraph" style:parent-style-name="Standard">
      <style:text-properties fo:font-size="13pt" style:text-underline-style="solid" style:text-underline-width="auto" style:text-underline-color="font-color" officeooo:rsid="001ee155" officeooo:paragraph-rsid="001ee155" style:font-size-asian="11.3500003814697pt" style:font-size-complex="13pt"/>
    </style:style>
    <style:style style:name="P23" style:family="paragraph" style:parent-style-name="Standard">
      <style:text-properties fo:font-size="13pt" style:text-underline-style="solid" style:text-underline-width="auto" style:text-underline-color="font-color" officeooo:rsid="0021dd7d" officeooo:paragraph-rsid="0021dd7d" style:font-size-asian="11.3500003814697pt" style:font-size-complex="13pt"/>
    </style:style>
    <style:style style:name="P24" style:family="paragraph" style:parent-style-name="Standard">
      <style:text-properties fo:font-size="13pt" style:text-underline-style="solid" style:text-underline-width="auto" style:text-underline-color="font-color" officeooo:rsid="0021f3be" officeooo:paragraph-rsid="0021f3be" style:font-size-asian="11.3500003814697pt" style:font-size-complex="13pt"/>
    </style:style>
    <style:style style:name="T1" style:family="text">
      <style:text-properties officeooo:rsid="0017e88f"/>
    </style:style>
    <style:style style:name="T2" style:family="text">
      <style:text-properties style:text-underline-style="solid" style:text-underline-width="auto" style:text-underline-color="font-color"/>
    </style:style>
    <style:style style:name="T3" style:family="text">
      <style:text-properties fo:font-size="12pt" style:text-underline-style="solid" style:text-underline-width="auto" style:text-underline-color="font-color" officeooo:rsid="001856a2" style:font-size-asian="10.5pt" style:font-size-complex="12pt"/>
    </style:style>
    <style:style style:name="T4" style:family="text">
      <style:text-properties fo:font-size="12pt" style:text-underline-style="none" officeooo:rsid="001856a2" style:font-size-asian="10.5pt" style:font-size-complex="12pt"/>
    </style:style>
    <style:style style:name="T5" style:family="text">
      <style:text-properties fo:font-weight="bold" style:font-weight-asian="bold" style:font-weight-complex="bold"/>
    </style:style>
    <style:style style:name="T6" style:family="text">
      <style:text-properties officeooo:rsid="002159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text:span text:style-name="T1">ema 7: La política monetaria: La teoría neocuantitativa del dinero</text:span></text:p>
      <text:p text:style-name="P9"/>
      <text:p text:style-name="P8">Los seguidores del pensamiento clásico rechazan los conceptos básicos del modelo Keynesiano (PmaC constante, efecto expulsión, retardos, exportaciones netas…). La variación de la cantidad de dinero en circulación es importante respecto a la evolución de la economía.</text:p>
      <text:p text:style-name="P8"/>
      <text:p text:style-name="P8">La política fiscal activa es un inconveniente, ya que producen fuertes perturbaciones.</text:p>
      <text:p text:style-name="P8">Existe una tasa natural de desempleo que se puede reducir únicamente a largo plazo.</text:p>
      <text:p text:style-name="P2"/>
      <text:p text:style-name="P20">Teoría Neocuantitativa del dinero</text:p>
      <text:p text:style-name="P8">El Estado despilfarra los recursos que utiliza: No sólo gasta lo que recauda, sino que incurre en déficits presupuestarios debido a presiones de diferentes grupos, que lo hacen gestionar sus gastos de forma ineficiente.</text:p>
      <text:p text:style-name="P8">El desempleo no puede ser un objetivo a corto plazo, ya que ésta sólo depende de factores modificables a largo plazo: rigideces institucionales, eficacia del mercado de trabajo…</text:p>
      <text:p text:style-name="P8"/>
      <text:p text:style-name="P8">Las autoridades sólo deben proveer a la economía una cantidad de dinero en circulación, y que éste crezca de acuerdo al valor esperado. En la medida de lo posible, se debería reducir el tamaño del sector público y suprimir aquellas regulaciones que entorpecen el libre mercado.</text:p>
      <text:p text:style-name="P2"/>
      <text:p text:style-name="P5">Ecuación de Fisher</text:p>
      <text:p text:style-name="P3">M*V=P*Q</text:p>
      <text:p text:style-name="P3">M → Masa monetaria</text:p>
      <text:p text:style-name="P3">V → Velocidad de circulación del dinero (Vueltas que da el dinero, la consideramos <text:span text:style-name="T5">constante</text:span>)</text:p>
      <text:p text:style-name="P3">P → Nivel de precios</text:p>
      <text:p text:style-name="P3">Q → Producción de bienes y servicios</text:p>
      <text:p text:style-name="P3">P*Q = PIB</text:p>
      <text:p text:style-name="P3"/>
      <text:p text:style-name="P19">Teoría</text:p>
      <text:p text:style-name="P11">La variación de la cantidad de dinero es la causa del cambio en el PN nominal. Si queremos un crecimiento económico estable (sin variaciones en los precios), la cantidad de dinero en circulación debe aumentar de acuerdo con el crecimiento real del PIB.</text:p>
      <text:p text:style-name="P11"/>
      <text:p text:style-name="P22">El dinero en el sistema financiero actual</text:p>
      <text:p text:style-name="P11">Los bancos pueden crear dinero (lo vimos al principio del curso).</text:p>
      <text:p text:style-name="P11">La ley les obliga a mantener una parte en líquido, llamado coeficiente de caja. Una parte de esta cantidad de deposita en el Banco Central y otra en el propio banco.</text:p>
      <text:p text:style-name="P11"/>
      <text:p text:style-name="P11">Cada vez se ha ido bajando más para que los bancos creen más dinero de la nada.</text:p>
      <text:p text:style-name="P11"/>
      <text:p text:style-name="P19">Por qué no está considerado una estafa piramidal?</text:p>
      <text:p text:style-name="P11">Porque tienen nuestra confianza, ya que si queremos sacar dinero del banco, nos lo dará seguro.</text:p>
      <text:p text:style-name="P12">Pero si de golpe todos vamos a sacar nuestro dinero, el banco no nos lo dará (corralito).</text:p>
      <text:p text:style-name="P13">También porque está estrictamente regulado.</text:p>
      <text:p text:style-name="P12"/>
      <text:p text:style-name="P12">Esto se basa en el efecto multiplicador del dinero que tienen los bancos:</text:p>
      <text:p text:style-name="P12">Los bancos prestan todo lo que pueden, y los ciudadanos gastan todo lo que reciben prestado. Los que reciben el dinero de los clientes, lo ingresan otra vez en el banco, lo que aumenta el dinero que se puede prestar, sumado al coeficiente de caja. Así se crea dinero de la nada.</text:p>
      <text:p text:style-name="P12"/>
      <text:p text:style-name="P12">También existe el Fondo de Garantía de Depósito, que dice que <text:span text:style-name="T6">los bancos, para prevenir las quiebras tienen que depositar un 0,06% de su capital total, para que si quiebra el banco, tengas </text:span><text:soft-page-break/><text:span text:style-name="T6">garantía de que no perderás tu dinero. Ej: Si tienes 2 depósitos de 100k€ en un banco y éste quiebra, sólo te devolverán 100k. El truco es tener varios depósitos de 100k en diferentes bancos para poder recuperar todo tu dinero.</text:span></text:p>
      <text:p text:style-name="P12"/>
      <text:p text:style-name="P13">Multiplicador = 1/R (R = coeficiente de caja).</text:p>
      <text:p text:style-name="P13"/>
      <text:p text:style-name="P13">Con el coeficiente de caja se controla la cantidad de dinero de un país. Nunca se llega a crear la máxima cantidad de dinero por 2 motivos:</text:p>
      <text:p text:style-name="P13">-Miedo a no tener suficiente con las reservas legales (exceso de reservas).</text:p>
      <text:p text:style-name="P13">-La gente mantiene parte de sus préstamos en efectivo, así que los bancos no crean tanto dinero como podrían.</text:p>
      <text:p text:style-name="P11"/>
      <text:p text:style-name="P6"><text:span text:style-name="T3">Base monetaria:</text:span><text:span text:style-name="T4"> Todo el dinero que ha impreso la UE (Euros), la Reserva Federal ($)… que está en manos de las personas y de los bancos centrales.</text:span></text:p>
      <text:p text:style-name="P4"/>
      <text:p text:style-name="P14"><text:span text:style-name="T2">Tipo de interés:</text:span> Lo que marca el precio del dinero (en función de si podrás devolver el dinero, el tiempo de la hipoteca…).</text:p>
      <text:p text:style-name="P15"><text:span text:style-name="T2">Dinero legal:</text:span> Dinero emitido por una institución que adopta la forma de moneda o billetes.</text:p>
      <text:p text:style-name="P15"><text:span text:style-name="T2">Dinero bancario:</text:span> Activos financieros aceptados generalmente como medios de pago: cheques, letras, pagarés…</text:p>
      <text:p text:style-name="P15"/>
      <text:p text:style-name="P23">Tipos de depósitos</text:p>
      <text:p text:style-name="P15"><text:span text:style-name="T2">Depósitos “a la vista” (Cuentas corrientes): </text:span>Los que gozan de disponibilidad inmediata para el titular. Aceptan cheques.</text:p>
      <text:p text:style-name="P15"/>
      <text:p text:style-name="P15"><text:span text:style-name="T2">Depósitos “de ahorro” (Libretas de ahorro):</text:span> Lo mismo que los de a la vista.</text:p>
      <text:p text:style-name="P15"/>
      <text:p text:style-name="P15"><text:span text:style-name="T2">Depósitos a plazo:</text:span> Dinero dejado a plazo fijo y no se puede retirar sin pagar una penalización.</text:p>
      <text:p text:style-name="P15"/>
      <text:p text:style-name="P23">Definición empírica de dinero:</text:p>
      <text:p text:style-name="P15">Cantidad de dinero (oferta monetaria)</text:p>
      <text:p text:style-name="P16">3 tipos: </text:p>
      <text:p text:style-name="P16">1. Suma de efectivo en manos del público (efectivo: billetes, monedas) + depósitos “a la vista” (cuentas corrientes)</text:p>
      <text:p text:style-name="P16">2. Tipo 1 + depósitos de ahorro + depósitos a largo plazo</text:p>
      <text:p text:style-name="P16">3. Tipo 2 + pasivos del sistema monetario (valores negociables, participaciones en fondos del mercado monetario y sus instrumentos)</text:p>
      <text:p text:style-name="P16">En la UE se usa el tipo 3.</text:p>
      <text:p text:style-name="P16"/>
      <text:p text:style-name="P24">El Banco de España</text:p>
      <text:p text:style-name="P17">Funciones:</text:p>
      <text:p text:style-name="P17">1. Define y ejecuta la política monetaria. Su objetivo primordial es la estabilidad de los precios.</text:p>
      <text:p text:style-name="P17">2. Mantener y gestionar las reservas exteriores.</text:p>
      <text:p text:style-name="P17">3. Supervisar la solvencia y el comportamiento de las instituciones de crédito.</text:p>
      <text:p text:style-name="P17">4. Contribuir al buen funcionamiento de los sistemas financiero y de pagos.</text:p>
      <text:p text:style-name="P17">5. Emitir y poner en circulación billetes y monedas.</text:p>
      <text:p text:style-name="P17">6. Actuar como tesorero y agente financiero del Gobierno.</text:p>
      <text:p text:style-name="P17">7. Asesorar al Gobierno y elaborar estudios necesarios en relación a sus funciones.</text:p>
      <text:p text:style-name="P17"/>
      <text:p text:style-name="P21">Funciones del SEBC (Sistema Europeo de Bancos Centrales)</text:p>
      <text:p text:style-name="P17">1. Definir y ejecutar la política monetaria de la UE.</text:p>
      <text:p text:style-name="P17"><text:soft-page-break/>2. Ejecutar la política cambiaria, realizar operaciones de cambio, y gestionar las reservas oficiales de divisas de los estados miembros del Eurosistema.</text:p>
      <text:p text:style-name="P17">3. Promover el buen funcionamiento del sistema de pagos.</text:p>
      <text:p text:style-name="P17">4. Emitir billetes de curso legal.</text:p>
      <text:p text:style-name="P17"/>
      <text:p text:style-name="P17"><text:span text:style-name="T2">Órganos:</text:span> Consejo de Gobierno, Comité Ejecutivo, Consejo General.</text:p>
      <text:p text:style-name="P17"/>
      <text:p text:style-name="P18">Objetivos (Tratado de Maastricht): Mantener la estabilidad de precios y apoyar las políticas económicas de la 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7T17:16:34.572530050</meta:creation-date>
    <dc:date>2021-04-12T20:20:12.956309186</dc:date>
    <meta:editing-duration>PT12M4S</meta:editing-duration>
    <meta:editing-cycles>3</meta:editing-cycles>
    <meta:generator>LibreOffice/6.4.6.2$Linux_X86_64 LibreOffice_project/40$Build-2</meta:generator>
    <meta:document-statistic meta:table-count="0" meta:image-count="0" meta:object-count="0" meta:page-count="3" meta:paragraph-count="63" meta:word-count="944" meta:character-count="5657" meta:non-whitespace-character-count="4775"/>
  </office:meta>
</office:document-meta>
</file>